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08793b" officeooo:paragraph-rsid="0008793b" style:font-size-asian="42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.OD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Source Han Serif CN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it" fo:country="IT" style:letter-kerning="true" style:font-name-asian="Source Han Serif CN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esco Papini</meta:initial-creator>
    <meta:creation-date>2023-09-06T19:43:26.086710869</meta:creation-date>
    <dc:date>2023-09-06T19:44:05.071376912</dc:date>
    <dc:creator>Francesco Papini</dc:creator>
    <meta:editing-duration>PT39S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7.5.5.2$Linux_X86_64 LibreOffice_project/50$Build-2</meta:generator>
  </office:meta>
</office:document-meta>
</file>